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7133" officeooo:paragraph-rsid="00067133"/>
    </style:style>
    <style:style style:name="P2" style:family="paragraph" style:parent-style-name="Standard">
      <style:text-properties officeooo:rsid="00067133" officeooo:paragraph-rsid="000df3e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67133" officeooo:paragraph-rsid="00067133" style:font-weight-asian="bold" style:font-weight-complex="bold"/>
    </style:style>
    <style:style style:name="P4" style:family="paragraph" style:parent-style-name="Standard">
      <style:text-properties officeooo:rsid="000b4b61" officeooo:paragraph-rsid="000b4b61"/>
    </style:style>
    <style:style style:name="P5" style:family="paragraph" style:parent-style-name="Standard">
      <style:text-properties officeooo:rsid="000df3e6" officeooo:paragraph-rsid="000df3e6"/>
    </style:style>
    <style:style style:name="T1" style:family="text">
      <style:text-properties officeooo:rsid="0009e0d5"/>
    </style:style>
    <style:style style:name="T2" style:family="text">
      <style:text-properties officeooo:rsid="000a5320"/>
    </style:style>
    <style:style style:name="T3" style:family="text">
      <style:text-properties officeooo:rsid="000df3e6"/>
    </style:style>
    <style:style style:name="T4" style:family="text">
      <style:text-properties officeooo:rsid="000fb9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oteiro <text:span text:style-name="T1">para a</text:span> apresentação do Trabalho Final</text:p>
      <text:p text:style-name="P1"/>
      <text:p text:style-name="P1"/>
      <text:p text:style-name="P1">A apresentação do trabalho será um vídeo de no máximo 15 minutos onde os integra<text:span text:style-name="T2">n</text:span>tes do grupo devem seguir as seguintes etapas:</text:p>
      <text:p text:style-name="P1"/>
      <text:p text:style-name="P2">1) <text:span text:style-name="T3">Explicar o problema e o escopo do trabalho;</text:span></text:p>
      <text:p text:style-name="P2"/>
      <text:p text:style-name="P2"><text:span text:style-name="T3">2) </text:span>Mostrar os casos de uso explicando os atores e o que cada um pode fazer no sistema</text:p>
      <text:p text:style-name="P1">(normalmente vai ser só um ou dois atores), <text:span text:style-name="T4">ou apenas identificar os atores (quem vai interagir com o sistema) e as funcionalidades que cada ator vai fazer no sistema;</text:span></text:p>
      <text:p text:style-name="P1"/>
      <text:p text:style-name="P1"><text:span text:style-name="T3">3</text:span>) Mo<text:span text:style-name="T2">s</text:span>trar os diagramas de classes explicando o que cada classe representa ;</text:p>
      <text:p text:style-name="P1"/>
      <text:p text:style-name="P1"><text:span text:style-name="T3">4</text:span>) Mostrar como cada classe foi implementada e os seus relacionamentos (abrir o código e mostrar rapidamente os atributos);</text:p>
      <text:p text:style-name="P1"/>
      <text:p text:style-name="P1"><text:span text:style-name="T3">5</text:span>) Mostrar como foi feita a persistência dos dados (arquivos/banco), entrar no código e explicar;</text:p>
      <text:p text:style-name="P1"/>
      <text:p text:style-name="P1">6) Mostrar as classes de teste: o código explicando o método que foi testado e a execução;</text:p>
      <text:p text:style-name="P1"/>
      <text:p text:style-name="P5">7) Executar as principais funcionalidades;</text:p>
      <text:p text:style-name="P1"/>
      <text:p text:style-name="P1">7) Ao final do vídeo, executar o Javadoc para criar a documentação e o geração do JAR, mostrando os resultados.</text:p>
      <text:p text:style-name="P1"/>
      <text:p text:style-name="P1">Deverão ser entregues o vídeo e o código do projeto.</text:p>
      <text:p text:style-name="P1"/>
      <text:p text:style-name="P4">Se tiverem algum problema para postar o vídeo, compartilhem comigo no google drive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2T13:39:01.424000000</meta:creation-date>
    <dc:date>2024-07-10T21:10:16.890035673</dc:date>
    <meta:editing-duration>PT55M33S</meta:editing-duration>
    <meta:editing-cycles>6</meta:editing-cycles>
    <meta:generator>LibreOffice/7.1.2.2$MacOSX_X86_64 LibreOffice_project/8a45595d069ef5570103caea1b71cc9d82b2aae4</meta:generator>
    <meta:document-statistic meta:table-count="0" meta:image-count="0" meta:object-count="0" meta:page-count="1" meta:paragraph-count="13" meta:word-count="197" meta:character-count="1144" meta:non-whitespace-character-count="960"/>
  </office:meta>
</office:document-meta>
</file>